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0.368cm" style:rel-column-width="39968*"/>
    </style:style>
    <style:style style:name="Таблица1.B" style:family="table-column">
      <style:table-column-properties style:column-width="3.152cm" style:rel-column-width="12150*"/>
    </style:style>
    <style:style style:name="Таблица1.C" style:family="table-column">
      <style:table-column-properties style:column-width="3.48cm" style:rel-column-width="1341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3" style:family="table-row">
      <style:table-row-properties style:min-row-height="0.596cm"/>
    </style:style>
    <style:style style:name="P1" style:family="paragraph" style:parent-style-name="Standard">
      <style:text-properties officeooo:paragraph-rsid="001c7cd1"/>
    </style:style>
    <style:style style:name="P2" style:family="paragraph" style:parent-style-name="Standard">
      <style:text-properties officeooo:paragraph-rsid="001d4d74"/>
    </style:style>
    <style:style style:name="P3" style:family="paragraph" style:parent-style-name="Standard">
      <style:text-properties style:font-name="Bitstream Vera Sans Mono" fo:font-size="6pt" fo:language="en" fo:country="US" officeooo:rsid="002220c1" officeooo:paragraph-rsid="002220c1" style:font-size-asian="6pt" style:font-size-complex="6pt"/>
    </style:style>
    <style:style style:name="P4" style:family="paragraph" style:parent-style-name="Standard">
      <style:text-properties style:font-name="Bitstream Vera Sans Mono" fo:font-size="6pt" fo:language="en" fo:country="US" officeooo:rsid="002220c1" officeooo:paragraph-rsid="0020b39e" style:font-size-asian="6pt" style:font-size-complex="6pt"/>
    </style:style>
    <style:style style:name="P5" style:family="paragraph" style:parent-style-name="Standard">
      <style:text-properties style:font-name="Bitstream Vera Sans Mono" fo:font-size="6pt" fo:language="en" fo:country="US" officeooo:rsid="0023714e" officeooo:paragraph-rsid="0023714e" style:font-size-asian="6pt" style:font-size-complex="6pt"/>
    </style:style>
    <style:style style:name="P6" style:family="paragraph" style:parent-style-name="Standard">
      <style:text-properties style:font-name="Times New Roman1" fo:font-size="12pt" fo:language="en" fo:country="US" officeooo:rsid="0023714e" officeooo:paragraph-rsid="0023714e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officeooo:paragraph-rsid="001c7cd1"/>
    </style:style>
    <style:style style:name="P8" style:family="paragraph" style:parent-style-name="Table_20_Contents">
      <style:paragraph-properties fo:text-align="center" style:justify-single-word="false"/>
      <style:text-properties officeooo:rsid="00150719" officeooo:paragraph-rsid="001c7cd1"/>
    </style:style>
    <style:style style:name="P9" style:family="paragraph" style:parent-style-name="Standard">
      <style:text-properties style:font-name="Bitstream Vera Sans Mono" fo:font-size="6pt" fo:language="en" fo:country="US" officeooo:rsid="002220c1" officeooo:paragraph-rsid="0029a105" style:font-size-asian="6pt" style:font-size-complex="6pt"/>
    </style:style>
    <style:style style:name="P10" style:family="paragraph" style:parent-style-name="Standard">
      <style:text-properties style:font-name="Bitstream Vera Sans Mono" fo:font-size="6pt" fo:language="en" fo:country="US" officeooo:rsid="0023714e" officeooo:paragraph-rsid="002b9041" style:font-size-asian="6pt" style:font-size-complex="6pt"/>
    </style:style>
    <style:style style:name="P11" style:family="paragraph" style:parent-style-name="Standard">
      <style:text-properties style:font-name="Bitstream Vera Sans Mono" fo:font-size="6pt" fo:language="en" fo:country="US" officeooo:rsid="0023714e" officeooo:paragraph-rsid="002c405a" style:font-size-asian="6pt" style:font-size-complex="6pt"/>
    </style:style>
    <style:style style:name="P12" style:family="paragraph" style:parent-style-name="Standard">
      <style:text-properties style:font-name="Bitstream Vera Sans Mono" fo:font-size="6pt" fo:language="en" fo:country="US" officeooo:rsid="0023714e" officeooo:paragraph-rsid="002e91e5" style:font-size-asian="6pt" style:font-size-complex="6pt"/>
    </style:style>
    <style:style style:name="P13" style:family="paragraph" style:parent-style-name="Standard">
      <style:text-properties style:font-name="Bitstream Vera Sans Mono" fo:font-size="6pt" fo:language="en" fo:country="US" officeooo:rsid="0023714e" officeooo:paragraph-rsid="002f863b" style:font-size-asian="6pt" style:font-size-complex="6pt"/>
    </style:style>
    <style:style style:name="P14" style:family="paragraph" style:parent-style-name="Standard">
      <style:text-properties style:font-name="Times New Roman1" fo:font-size="12pt" fo:language="en" fo:country="US" officeooo:rsid="0023714e" officeooo:paragraph-rsid="002e91e5" style:font-size-asian="12pt" style:font-size-complex="12pt"/>
    </style:style>
    <style:style style:name="T1" style:family="text">
      <style:text-properties officeooo:rsid="00150719"/>
    </style:style>
    <style:style style:name="T2" style:family="text">
      <style:text-properties fo:language="en" fo:country="US" officeooo:rsid="001d4d74"/>
    </style:style>
    <style:style style:name="T3" style:family="text">
      <style:text-properties fo:language="en" fo:country="US" officeooo:rsid="0025e2a6"/>
    </style:style>
    <style:style style:name="T4" style:family="text">
      <style:text-properties fo:language="ru" fo:country="RU" officeooo:rsid="001c7cd1"/>
    </style:style>
    <style:style style:name="T5" style:family="text">
      <style:text-properties officeooo:rsid="001d4d74"/>
    </style:style>
    <style:style style:name="T6" style:family="text">
      <style:text-properties officeooo:rsid="0029a105"/>
    </style:style>
    <style:style style:name="T7" style:family="text">
      <style:text-properties officeooo:rsid="002b9041"/>
    </style:style>
    <style:style style:name="T8" style:family="text">
      <style:text-properties officeooo:rsid="002c405a"/>
    </style:style>
    <style:style style:name="T9" style:family="text">
      <style:text-properties officeooo:rsid="002e91e5"/>
    </style:style>
    <style:style style:name="T10" style:family="text">
      <style:text-properties officeooo:rsid="002f863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table:number-rows-spanned="3" office:value-type="string">
            <text:p text:style-name="P7"/>
            <text:p text:style-name="P7">Лабораторная работа № <text:span text:style-name="T3">3</text:span></text:p>
            <text:p text:style-name="P7"><text:span text:style-name="T4">Синтаксический</text:span> анализ транслируемой программы</text:p>
          </table:table-cell>
          <table:table-cell table:style-name="Таблица1.A1" office:value-type="string">
            <text:p text:style-name="P7">Студент<text:span text:style-name="T1">ы</text:span></text:p>
          </table:table-cell>
          <table:table-cell table:style-name="Таблица1.C1" office:value-type="string">
            <text:p text:style-name="P8">Стрельцов В. О.</text:p>
            <text:p text:style-name="P8">Горемыкин М. В.</text:p>
          </table:table-cell>
        </table:table-row>
        <table:table-row>
          <table:covered-table-cell/>
          <table:table-cell table:style-name="Таблица1.B2" office:value-type="string">
            <text:p text:style-name="P7">Группа</text:p>
          </table:table-cell>
          <table:table-cell table:style-name="Таблица1.C2" office:value-type="string">
            <text:p text:style-name="P7">ИВТ-460</text:p>
          </table:table-cell>
        </table:table-row>
        <table:table-row table:style-name="Таблица1.3">
          <table:covered-table-cell/>
          <table:table-cell table:style-name="Таблица1.B2" office:value-type="string">
            <text:p text:style-name="P7">Преподаватель</text:p>
          </table:table-cell>
          <table:table-cell table:style-name="Таблица1.C2" office:value-type="string">
            <text:p text:style-name="P7">Сычев О. А.</text:p>
          </table:table-cell>
        </table:table-row>
      </table:table>
      <text:p text:style-name="P1"/>
      <text:p text:style-name="P1">Реализуемый язык: Common Lisp.</text:p>
      <text:p text:style-name="P1"/>
      <text:p text:style-name="P2"><text:span text:style-name="T5">Входной файл для </text:span><text:span text:style-name="T2">Bison</text:span></text:p>
      <text:p text:style-name="P9"><text:span text:style-name="T6">%{</text:span></text:p>
      <text:p text:style-name="P9"><text:span text:style-name="T6">#include &lt;stdio.h&gt;</text:span></text:p>
      <text:p text:style-name="P9"><text:span text:style-name="T6">#include "parser.hpp"</text:span></text:p>
      <text:p text:style-name="P9"><text:span text:style-name="T6">#include "parser_structs.h"</text:span></text:p>
      <text:p text:style-name="P9"><text:span text:style-name="T6">#include "parser_funcs.h"</text:span></text:p>
      <text:p text:style-name="P9"><text:span text:style-name="T6">#include "errors.h"</text:span></text:p>
      <text:p text:style-name="P9"><text:span text:style-name="T6">extern int yylex(void);</text:span></text:p>
      <text:p text:style-name="P9"><text:span text:style-name="T6">extern enum error_types errorCode;</text:span></text:p>
      <text:p text:style-name="P9"><text:span text:style-name="T6">void yyerror(const char * str);</text:span></text:p>
      <text:p text:style-name="P9"><text:span text:style-name="T6">struct program_struct * root = NULL;</text:span></text:p>
      <text:p text:style-name="P9"><text:span text:style-name="T6">int idCounter = 0;</text:span></text:p>
      <text:p text:style-name="P9"><text:span text:style-name="T6">%}</text:span></text:p>
      <text:p text:style-name="P9"><text:span text:style-name="T6">%union {</text:span></text:p>
      <text:p text:style-name="P9"><text:span text:style-name="T6"><text:s text:c="4"/>int <text:s text:c="25"/>semantic_int;</text:span></text:p>
      <text:p text:style-name="P9"><text:span text:style-name="T6"><text:s text:c="4"/>char <text:s text:c="24"/>semantic_char;</text:span></text:p>
      <text:p text:style-name="P9"><text:span text:style-name="T6"><text:s text:c="4"/>char <text:s text:c="22"/>* semantic_string;</text:span></text:p>
      <text:p text:style-name="P9"><text:span text:style-name="T6"><text:s text:c="4"/>int <text:s text:c="25"/>semantic_bool;</text:span></text:p>
      <text:p text:style-name="P9"><text:span text:style-name="T6"><text:s text:c="4"/>char <text:s text:c="22"/>* semantic_id;</text:span></text:p>
      <text:p text:style-name="P9"><text:span text:style-name="T6"><text:s text:c="4"/>struct program_struct <text:s text:c="5"/>* semantic_program;</text:span></text:p>
      <text:p text:style-name="P9"><text:span text:style-name="T6"><text:s text:c="4"/>struct s_expr_struct <text:s text:c="6"/>* semantic_s_expr;</text:span></text:p>
      <text:p text:style-name="P9"><text:span text:style-name="T6"><text:s text:c="4"/>struct s_expr_seq_struct <text:s text:c="2"/>* semantic_s_expr_seq;</text:span></text:p>
      <text:p text:style-name="P9"><text:span text:style-name="T6"><text:s text:c="4"/>struct slot_def_struct <text:s text:c="4"/>* semantic_slot_def;</text:span></text:p>
      <text:p text:style-name="P9"><text:span text:style-name="T6"><text:s text:c="4"/>struct slot_def_seq_struct * semantic_slot_def_seq;</text:span></text:p>
      <text:p text:style-name="P9"><text:span text:style-name="T6"><text:s text:c="4"/>struct list_struct <text:s text:c="8"/>* semantic_list;</text:span></text:p>
      <text:p text:style-name="P9"><text:span text:style-name="T6">}</text:span></text:p>
      <text:p text:style-name="P9"><text:span text:style-name="T6">%output "parser.cpp"</text:span></text:p>
      <text:p text:style-name="P9"><text:span text:style-name="T6">%error-verbose</text:span></text:p>
      <text:p text:style-name="P9"><text:span text:style-name="T6">%type <text:s text:c="2"/>&lt;semantic_program&gt; <text:s text:c="5"/>program</text:span></text:p>
      <text:p text:style-name="P9"><text:span text:style-name="T6">%type <text:s text:c="2"/>&lt;semantic_s_expr&gt; <text:s text:c="6"/>s_expr</text:span></text:p>
      <text:p text:style-name="P9"><text:span text:style-name="T6">%type <text:s text:c="2"/>&lt;semantic_s_expr_seq&gt; <text:s text:c="2"/>s_expr_seq</text:span></text:p>
      <text:p text:style-name="P9"><text:span text:style-name="T6">%type <text:s text:c="2"/>&lt;semantic_slot_def&gt; <text:s text:c="4"/>slot_def</text:span></text:p>
      <text:p text:style-name="P9"><text:span text:style-name="T6">%type <text:s text:c="2"/>&lt;semantic_slot_def_seq&gt; slot_def_seq</text:span></text:p>
      <text:p text:style-name="P9"><text:span text:style-name="T6">%type <text:s text:c="2"/>&lt;semantic_list&gt; <text:s text:c="8"/>list</text:span></text:p>
      <text:p text:style-name="P9"><text:span text:style-name="T6">%token <text:s/>&lt;semantic_int&gt; <text:s text:c="9"/>INT</text:span></text:p>
      <text:p text:style-name="P9"><text:span text:style-name="T6">%token <text:s/>&lt;semantic_char&gt; <text:s text:c="8"/>CHAR</text:span></text:p>
      <text:p text:style-name="P9"><text:span text:style-name="T6">%token <text:s/>&lt;semantic_string&gt; <text:s text:c="6"/>STRING</text:span></text:p>
      <text:p text:style-name="P9"><text:span text:style-name="T6">%token <text:s/>&lt;semantic_bool&gt; <text:s text:c="8"/>BOOL</text:span></text:p>
      <text:p text:style-name="P9"><text:span text:style-name="T6">%token <text:s/>&lt;semantic_id&gt; <text:s text:c="10"/>ID</text:span></text:p>
      <text:p text:style-name="P9"><text:span text:style-name="T6">%token LOOP</text:span></text:p>
      <text:p text:style-name="P9"><text:span text:style-name="T6">%token FOR</text:span></text:p>
      <text:p text:style-name="P9"><text:span text:style-name="T6">%token IN</text:span></text:p>
      <text:p text:style-name="P9"><text:span text:style-name="T6">%token DO</text:span></text:p>
      <text:p text:style-name="P9"><text:span text:style-name="T6">%token FROM</text:span></text:p>
      <text:p text:style-name="P9"><text:span text:style-name="T6">%token TO</text:span></text:p>
      <text:p text:style-name="P9"><text:span text:style-name="T6">%token WHILE</text:span></text:p>
      <text:p text:style-name="P9"><text:span text:style-name="T6">%token PROGN</text:span></text:p>
      <text:p text:style-name="P9"><text:span text:style-name="T6">%token IF</text:span></text:p>
      <text:p text:style-name="P9"><text:span text:style-name="T6">%token DEFUN</text:span></text:p>
      <text:p text:style-name="P9"><text:span text:style-name="T6">%token SLOTVALUE</text:span></text:p>
      <text:p text:style-name="P9"><text:span text:style-name="T6">%token OPEN</text:span></text:p>
      <text:p text:style-name="P9"><text:span text:style-name="T6">%token CLOSE</text:span></text:p>
      <text:p text:style-name="P9"><text:span text:style-name="T6">%token WITHOPENFILE</text:span></text:p>
      <text:p text:style-name="P9"><text:span text:style-name="T6">%token FUNCALL</text:span></text:p>
      <text:p text:style-name="P9"><text:span text:style-name="T6">%token DEFCLASS</text:span></text:p>
      <text:p text:style-name="P9"><text:span text:style-name="T6">%token INITFORM</text:span></text:p>
      <text:p text:style-name="P9"><text:span text:style-name="T6">%token READER</text:span></text:p>
      <text:p text:style-name="P9"><text:span text:style-name="T6">%token WRITER</text:span></text:p>
      <text:p text:style-name="P9"><text:span text:style-name="T6">%token ACCESSOR</text:span></text:p>
      <text:p text:style-name="P9"><text:span text:style-name="T6">%token ALLOCATION</text:span></text:p>
      <text:p text:style-name="P9"><text:span text:style-name="T6">%token ALLOCINSTANCE</text:span></text:p>
      <text:p text:style-name="P9"><text:span text:style-name="T6">%token ALLOCCLASS</text:span></text:p>
      <text:p text:style-name="P9"><text:span text:style-name="T6">%start program</text:span></text:p>
      <text:p text:style-name="P9"><text:span text:style-name="T6"/></text:p>
      <text:p text:style-name="P9"><text:span text:style-name="T6">%%</text:span></text:p>
      <text:p text:style-name="P9"><text:span text:style-name="T6"/></text:p>
      <text:p text:style-name="P9"><text:span text:style-name="T6">program : s_expr_seq <text:s text:c="19"/>{root = $$ = create_program(++idCounter, $1);}</text:span></text:p>
      <text:p text:style-name="P9"><text:span text:style-name="T6"><text:s text:c="8"/>;</text:span></text:p>
      <text:p text:style-name="P9"/>
      <text:p text:style-name="P9"><text:span text:style-name="T6">s_expr : INT <text:s text:c="27"/>{$$ = create_s_expr(++idCounter, <text:s/>S_EXPR_TYPE_INT, <text:s text:c="4"/>$1, <text:s/>(char)0, <text:s/>NULL, <text:s/>0, <text:s text:c="2"/>NULL, <text:s/>NULL);}</text:span></text:p>
      <text:p text:style-name="P9"><text:span text:style-name="T6"><text:s text:c="7"/>| CHAR <text:s text:c="26"/>{$$ = create_s_expr(++idCounter, <text:s/>S_EXPR_TYPE_CHAR, <text:s text:c="3"/>0, <text:s text:c="2"/>$1, <text:s text:c="6"/>NULL, <text:s/>0, <text:s text:c="2"/>NULL, <text:s/>NULL);}</text:span></text:p>
      <text:p text:style-name="P9"><text:span text:style-name="T6"><text:s text:c="7"/>| STRING <text:s text:c="24"/>{$$ = create_s_expr(++idCounter, <text:s/>S_EXPR_TYPE_STRING, <text:s/>0, <text:s text:c="2"/>(char)0, <text:s/>$1, <text:s text:c="3"/>0, <text:s text:c="2"/>NULL, <text:s/>NULL);}</text:span></text:p>
      <text:p text:style-name="P9"><text:span text:style-name="T6"><text:s text:c="7"/>| BOOL <text:s text:c="26"/>{$$ = create_s_expr(++idCounter, <text:s/>S_EXPR_TYPE_BOOL, <text:s text:c="3"/>0, <text:s text:c="2"/>(char)0, <text:s/>NULL, <text:s/>$1, <text:s/>NULL, <text:s/>NULL);}</text:span></text:p>
      <text:p text:style-name="P9"><text:span text:style-name="T6"><text:s text:c="7"/>| ID <text:s text:c="28"/>{$$ = create_s_expr(++idCounter, <text:s/>S_EXPR_TYPE_ID, <text:s text:c="5"/>0, <text:s text:c="2"/>(char)0, <text:s/>NULL, <text:s/>0, <text:s text:c="2"/>$1, <text:s text:c="3"/>NULL);}</text:span></text:p>
      <text:p text:style-name="P9"><text:span text:style-name="T6"><text:s text:c="7"/>| list <text:s text:c="26"/>{$$ = create_s_expr(++idCounter, <text:s/>S_EXPR_TYPE_LIST, <text:s text:c="3"/>0, <text:s text:c="2"/>(char)0, <text:s/>NULL, <text:s/>0, <text:s text:c="2"/>NULL, <text:s/>$1);}</text:span></text:p>
      <text:p text:style-name="P9"><text:span text:style-name="T6"><text:s text:c="7"/>;</text:span></text:p>
      <text:p text:style-name="P9"><text:span text:style-name="T6"/></text:p>
      <text:p text:style-name="P9"><text:span text:style-name="T6">s_expr_seq : s_expr <text:s text:c="20"/>{$$ = create_s_expr_seq(++idCounter, $1);}</text:span></text:p>
      <text:p text:style-name="P9"><text:span text:style-name="T6"><text:s text:c="11"/>| s_expr_seq s_expr <text:s text:c="9"/>{$$ = add_to_s_expr_seq($1, $2);}</text:span></text:p>
      <text:p text:style-name="P9"><text:span text:style-name="T6"><text:s text:c="11"/>;</text:span></text:p>
      <text:p text:style-name="P9"><text:soft-page-break/><text:span text:style-name="T6"/></text:p>
      <text:p text:style-name="P9"><text:span text:style-name="T6">slot_def : INITFORM s_expr <text:s text:c="13"/>{$$ = create_slot_def(++idCounter, <text:s/>SLOT_DEF_INITFORM, <text:s text:c="2"/>$2, <text:s text:c="3"/>NULL, <text:s/>SLOT_ALLOC_INSTANCE);}</text:span></text:p>
      <text:p text:style-name="P9"><text:span text:style-name="T6"><text:s text:c="9"/>| READER ID <text:s text:c="19"/>{$$ = create_slot_def(++idCounter, <text:s/>SLOT_DEF_READER, <text:s text:c="4"/>NULL, <text:s/>$2, <text:s text:c="3"/>SLOT_ALLOC_INSTANCE);}</text:span></text:p>
      <text:p text:style-name="P9"><text:span text:style-name="T6"><text:s text:c="9"/>| WRITER ID <text:s text:c="19"/>{$$ = create_slot_def(++idCounter, <text:s/>SLOT_DEF_WRITER, <text:s text:c="4"/>NULL, <text:s/>$2, <text:s text:c="3"/>SLOT_ALLOC_INSTANCE);}</text:span></text:p>
      <text:p text:style-name="P9"><text:span text:style-name="T6"><text:s text:c="9"/>| ACCESSOR ID <text:s text:c="17"/>{$$ = create_slot_def(++idCounter, <text:s/>SLOT_DEF_ACCESSOR, <text:s text:c="2"/>NULL, <text:s/>$2, <text:s text:c="3"/>SLOT_ALLOC_INSTANCE);}</text:span></text:p>
      <text:p text:style-name="P9"><text:span text:style-name="T6"><text:s text:c="9"/>| ALLOCATION ALLOCINSTANCE <text:s text:c="4"/>{$$ = create_slot_def(++idCounter, <text:s/>SLOT_DEF_ALLOCATION, NULL, <text:s/>NULL, <text:s/>SLOT_ALLOC_INSTANCE);}</text:span></text:p>
      <text:p text:style-name="P9"><text:span text:style-name="T6"><text:s text:c="9"/>| ALLOCATION ALLOCCLASS <text:s text:c="7"/>{$$ = create_slot_def(++idCounter, <text:s/>SLOT_DEF_ALLOCATION, NULL, <text:s/>NULL, <text:s/>SLOT_ALLOC_CLASS);}</text:span></text:p>
      <text:p text:style-name="P9"><text:span text:style-name="T6"><text:s text:c="9"/>;</text:span></text:p>
      <text:p text:style-name="P9"><text:span text:style-name="T6"/></text:p>
      <text:p text:style-name="P9"><text:span text:style-name="T6">slot_def_seq : slot_def <text:s text:c="16"/>{$$ = create_slot_def_seq(++idCounter, $1);}</text:span></text:p>
      <text:p text:style-name="P9"><text:span text:style-name="T6"><text:s text:c="13"/>| slot_def_seq slot_def <text:s text:c="3"/>{$$ = add_to_slot_def_seq($1, $2);}</text:span></text:p>
      <text:p text:style-name="P9"><text:span text:style-name="T6"><text:s text:c="13"/>;</text:span></text:p>
      <text:p text:style-name="P9"><text:span text:style-name="T6"/></text:p>
      <text:p text:style-name="P9"><text:span text:style-name="T6">list : '(' ')' <text:s text:c="45"/>{$$ = create_list(++idCounter, LIST_TYPE_EMPTY, <text:s text:c="8"/>NULL, <text:s/>NULL, <text:s/>NULL, <text:s/>NULL, <text:s/>NULL, <text:s/>NULL, <text:s/>NULL, NULL, <text:s/>NULL, <text:s/>NULL, <text:s/>NULL);}</text:span></text:p>
      <text:p text:style-name="P9"><text:span text:style-name="T6"><text:s text:c="5"/>| '(' ID s_expr_seq ')' <text:s text:c="31"/>{$$ = create_list(++idCounter, LIST_TYPE_FCALL, <text:s text:c="8"/>$2, <text:s text:c="3"/>$3, <text:s text:c="3"/>NULL, <text:s/>NULL, <text:s/>NULL, <text:s/>NULL, <text:s/>NULL, NULL, <text:s/>NULL, <text:s/>NULL, <text:s/>NULL);}</text:span></text:p>
      <text:p text:style-name="P9"><text:span text:style-name="T6"><text:s text:c="5"/>| '(' LOOP FOR ID IN s_expr DO s_expr ')' <text:s text:c="13"/>{$$ = create_list(++idCounter, LIST_TYPE_LOOP_IN, <text:s text:c="6"/>$4, <text:s text:c="3"/>NULL, <text:s/>NULL, <text:s/>$6, <text:s text:c="3"/>NULL, <text:s/>NULL, <text:s/>NULL, $8, <text:s text:c="3"/>NULL, <text:s/>NULL, <text:s/>NULL);}</text:span></text:p>
      <text:p text:style-name="P9"><text:span text:style-name="T6"><text:s text:c="5"/>| '(' LOOP FOR ID FROM s_expr TO s_expr DO s_expr ')' <text:s/>{$$ = create_list(++idCounter, LIST_TYPE_LOOP_FROM_TO, <text:s/>$4, <text:s text:c="3"/>NULL, <text:s/>NULL, <text:s/>NULL, <text:s/>$6, <text:s text:c="3"/>$8, <text:s text:c="3"/>NULL, $10, <text:s text:c="2"/>NULL, <text:s/>NULL, <text:s/>NULL);}</text:span></text:p>
      <text:p text:style-name="P9"><text:span text:style-name="T6"><text:s text:c="5"/>| '(' PROGN s_expr_seq ')' <text:s text:c="28"/>{$$ = create_list(++idCounter, LIST_TYPE_PROGN, <text:s text:c="8"/>NULL, <text:s/>$3, <text:s text:c="3"/>NULL, <text:s/>NULL, <text:s/>NULL, <text:s/>NULL, <text:s/>NULL, NULL, <text:s/>NULL, <text:s/>NULL, <text:s/>NULL);}</text:span></text:p>
      <text:p text:style-name="P9"><text:span text:style-name="T6"><text:s text:c="5"/>| '(' IF s_expr s_expr ')' <text:s text:c="28"/>{$$ = create_list(++idCounter, LIST_TYPE_IF, <text:s text:c="11"/>NULL, <text:s/>NULL, <text:s/>$3, <text:s text:c="3"/>NULL, <text:s/>NULL, <text:s/>NULL, <text:s/>NULL, $4, <text:s text:c="3"/>NULL, <text:s/>NULL, <text:s/>NULL);}</text:span></text:p>
      <text:p text:style-name="P9"><text:span text:style-name="T6"><text:s text:c="5"/>| '(' IF s_expr s_expr s_expr ')' <text:s text:c="21"/>{$$ = create_list(++idCounter, LIST_TYPE_IF, <text:s text:c="11"/>NULL, <text:s/>NULL, <text:s/>$3, <text:s text:c="3"/>NULL, <text:s/>NULL, <text:s/>NULL, <text:s/>NULL, $4, <text:s text:c="3"/>$5, <text:s text:c="3"/>NULL, <text:s/>NULL);}</text:span></text:p>
      <text:p text:style-name="P9"><text:span text:style-name="T6"><text:s text:c="5"/>| '(' ID slot_def_seq ')' <text:s text:c="29"/>{$$ = create_list(++idCounter, LIST_TYPE_SLOTDEF, <text:s text:c="6"/>$2, <text:s text:c="3"/>NULL, <text:s/>NULL, <text:s/>NULL, <text:s/>NULL, <text:s/>NULL, <text:s/>NULL, NULL, <text:s/>NULL, <text:s/>$3, <text:s text:c="3"/>NULL);}</text:span></text:p>
      <text:p text:style-name="P9"><text:span text:style-name="T6"><text:s text:c="5"/>| '(' DEFUN ID '(' ')' s_expr_seq ')' <text:s text:c="17"/>{$$ = create_list(++idCounter, LIST_TYPE_DEFUN, <text:s text:c="8"/>$3, <text:s text:c="3"/>NULL, <text:s/>NULL, <text:s/>NULL, <text:s/>NULL, <text:s/>NULL, <text:s/>$6, <text:s text:c="2"/>NULL, <text:s/>NULL, <text:s/>NULL, <text:s/>NULL);}</text:span></text:p>
      <text:p text:style-name="P9"><text:span text:style-name="T6"><text:s text:c="5"/>| '(' DEFUN ID '(' s_expr_seq ')' s_expr_seq ')' <text:s text:c="6"/>{$$ = create_list(++idCounter, LIST_TYPE_DEFUN, <text:s text:c="8"/>$3, <text:s text:c="3"/>$5, <text:s text:c="3"/>NULL, <text:s/>NULL, <text:s/>NULL, <text:s/>NULL, <text:s/>$7, <text:s text:c="2"/>NULL, <text:s/>NULL, <text:s/>NULL, <text:s/>NULL);}</text:span></text:p>
      <text:p text:style-name="P9"><text:span text:style-name="T6"><text:s text:c="5"/>| '(' DEFCLASS ID '(' ')' '(' s_expr_seq ')' ')' <text:s text:c="6"/>{$$ = create_list(++idCounter, LIST_TYPE_DEFCLASS, <text:s text:c="5"/>$3, <text:s text:c="3"/>$7, <text:s text:c="3"/>NULL, <text:s/>NULL, <text:s/>NULL, <text:s/>NULL, <text:s/>NULL, NULL, <text:s/>NULL, <text:s/>NULL, <text:s/>NULL);}</text:span></text:p>
      <text:p text:style-name="P9"><text:span text:style-name="T6"><text:s text:c="5"/>| '(' DEFCLASS ID '(' ID ')' '(' s_expr_seq ')' ')' <text:s text:c="3"/>{$$ = create_list(++idCounter, LIST_TYPE_DEFCLASS, <text:s text:c="5"/>$3, <text:s text:c="3"/>$8, <text:s text:c="3"/>NULL, <text:s/>NULL, <text:s/>NULL, <text:s/>NULL, <text:s/>NULL, NULL, <text:s/>NULL, <text:s/>NULL, <text:s/>$5);}</text:span></text:p>
      <text:p text:style-name="P9"><text:span text:style-name="T6"><text:s text:c="5"/>;</text:span></text:p>
      <text:p text:style-name="P9"><text:span text:style-name="T6"/></text:p>
      <text:p text:style-name="P9"><text:span text:style-name="T6">%%</text:span></text:p>
      <text:p text:style-name="P9"><text:span text:style-name="T6"/></text:p>
      <text:p text:style-name="P9"><text:span text:style-name="T6">void yyerror(const char * str) {</text:span></text:p>
      <text:p text:style-name="P9"><text:span text:style-name="T6"><text:s text:c="4"/>errorCode = ERROR_SYNTAX;</text:span></text:p>
      <text:p text:style-name="P9"><text:span text:style-name="T6"><text:s text:c="4"/>printf("error: %s\n", str);</text:span></text:p>
      <text:p text:style-name="P9"><text:span text:style-name="T6">}</text:span></text:p>
      <text:p text:style-name="P9"><text:span text:style-name="T6"/></text:p>
      <text:p text:style-name="P14">Файл с <text:span text:style-name="T9">типами узлов</text:span></text:p>
      <text:p text:style-name="P13"><text:span text:style-name="T10">#ifndef NODETYPES_H</text:span></text:p>
      <text:p text:style-name="P13"><text:span text:style-name="T10">#define NODETYPES_H</text:span></text:p>
      <text:p text:style-name="P13"><text:span text:style-name="T10"/></text:p>
      <text:p text:style-name="P13"><text:span text:style-name="T10">struct program_struct;</text:span></text:p>
      <text:p text:style-name="P13"><text:span text:style-name="T10">struct s_expr_struct;</text:span></text:p>
      <text:p text:style-name="P13"><text:span text:style-name="T10">struct s_expr_seq_struct;</text:span></text:p>
      <text:p text:style-name="P13"><text:span text:style-name="T10">struct slot_def_struct;</text:span></text:p>
      <text:p text:style-name="P13"><text:span text:style-name="T10">struct list_struct;</text:span></text:p>
      <text:p text:style-name="P13"><text:span text:style-name="T10"/></text:p>
      <text:p text:style-name="P13"><text:span text:style-name="T10">enum s_expr_type {</text:span></text:p>
      <text:p text:style-name="P13"><text:span text:style-name="T10"><text:s text:c="4"/>S_EXPR_TYPE_INT, <text:s text:c="7"/>// Scalar integer value.</text:span></text:p>
      <text:p text:style-name="P13"><text:span text:style-name="T10"><text:s text:c="4"/>S_EXPR_TYPE_CHAR, <text:s text:c="6"/>// Scalar character value.</text:span></text:p>
      <text:p text:style-name="P13"><text:span text:style-name="T10"><text:s text:c="4"/>S_EXPR_TYPE_STRING, <text:s text:c="4"/>// Scalar string value.</text:span></text:p>
      <text:p text:style-name="P13"><text:span text:style-name="T10"><text:s text:c="4"/>S_EXPR_TYPE_BOOL, <text:s text:c="6"/>// Scalar boolean value.</text:span></text:p>
      <text:p text:style-name="P13"><text:span text:style-name="T10"><text:s text:c="4"/>S_EXPR_TYPE_ID, <text:s text:c="8"/>// Scalar identifier.</text:span></text:p>
      <text:p text:style-name="P13"><text:span text:style-name="T10"><text:s text:c="4"/>S_EXPR_TYPE_LIST <text:s text:c="7"/>// List.</text:span></text:p>
      <text:p text:style-name="P13"><text:span text:style-name="T10">};</text:span></text:p>
      <text:p text:style-name="P13"><text:span text:style-name="T10">enum slot_def_type {</text:span></text:p>
      <text:p text:style-name="P13"><text:span text:style-name="T10"><text:s text:c="4"/>SLOT_DEF_RESERVED, <text:s text:c="5"/>// Default value.</text:span></text:p>
      <text:p text:style-name="P13"><text:span text:style-name="T10"><text:s text:c="4"/>SLOT_DEF_INITFORM, <text:s text:c="5"/>// :initform.</text:span></text:p>
      <text:p text:style-name="P13"><text:span text:style-name="T10"><text:s text:c="4"/>SLOT_DEF_READER, <text:s text:c="7"/>// :reader.</text:span></text:p>
      <text:p text:style-name="P13"><text:span text:style-name="T10"><text:s text:c="4"/>SLOT_DEF_WRITER, <text:s text:c="7"/>// :writer.</text:span></text:p>
      <text:p text:style-name="P13"><text:span text:style-name="T10"><text:s text:c="4"/>SLOT_DEF_ACCESSOR, <text:s text:c="5"/>// :accessor.</text:span></text:p>
      <text:p text:style-name="P13"><text:span text:style-name="T10"><text:s text:c="4"/>SLOT_DEF_ALLOCATION <text:s text:c="4"/>// :allocation.</text:span></text:p>
      <text:p text:style-name="P13"><text:span text:style-name="T10">};</text:span></text:p>
      <text:p text:style-name="P13"><text:span text:style-name="T10">enum slot_alloc_type {</text:span></text:p>
      <text:p text:style-name="P13"><text:span text:style-name="T10"><text:s text:c="4"/>SLOT_ALLOC_INSTANCE, <text:s text:c="3"/>// Slot-per-instance.</text:span></text:p>
      <text:p text:style-name="P13"><text:span text:style-name="T10"><text:s text:c="4"/>SLOT_ALLOC_CLASS <text:s text:c="7"/>// Slot-per-class.</text:span></text:p>
      <text:p text:style-name="P13"><text:span text:style-name="T10">};</text:span></text:p>
      <text:p text:style-name="P13"><text:span text:style-name="T10">enum list_type {</text:span></text:p>
      <text:p text:style-name="P13"><text:span text:style-name="T10"><text:s text:c="4"/>LIST_TYPE_EMPTY, <text:s text:c="7"/>// Reserved value.</text:span></text:p>
      <text:p text:style-name="P13"><text:span text:style-name="T10"><text:s text:c="4"/>LIST_TYPE_FCALL, <text:s text:c="7"/>// Function call.</text:span></text:p>
      <text:p text:style-name="P13"><text:span text:style-name="T10"><text:s text:c="4"/>LIST_TYPE_LOOP_IN, <text:s text:c="5"/>// Loop "loop for x in array do (print x)".</text:span></text:p>
      <text:p text:style-name="P13"><text:span text:style-name="T10"><text:s text:c="4"/>LIST_TYPE_LOOP_FROM_TO, // Loop "loop for x from 1 to 10 do (print x)".</text:span></text:p>
      <text:p text:style-name="P13"><text:span text:style-name="T10"><text:s text:c="4"/>LIST_TYPE_PROGN, <text:s text:c="7"/>// Uniting a couple of expressions to a one expression.</text:span></text:p>
      <text:p text:style-name="P13"><text:span text:style-name="T10"><text:s text:c="4"/>LIST_TYPE_IF, <text:s text:c="10"/>// Conditional operator.</text:span></text:p>
      <text:p text:style-name="P13"><text:span text:style-name="T10"><text:s text:c="4"/>LIST_TYPE_SLOTDEF, <text:s text:c="5"/>// Slot definition.</text:span></text:p>
      <text:p text:style-name="P13"><text:span text:style-name="T10"><text:s text:c="4"/>LIST_TYPE_DEFUN, <text:s text:c="7"/>// Function definition.</text:span></text:p>
      <text:p text:style-name="P13"><text:span text:style-name="T10"><text:s text:c="4"/>LIST_TYPE_DEFCLASS, <text:s text:c="4"/>// Class definition.</text:span></text:p>
      <text:p text:style-name="P13"><text:span text:style-name="T10"/></text:p>
      <text:p text:style-name="P13"><text:span text:style-name="T10"><text:s text:c="4"/>LIST_TYPE_ASSIGN_ELT <text:s text:c="3"/>// Ternary operator []=</text:span></text:p>
      <text:p text:style-name="P13"><text:span text:style-name="T10">};</text:span></text:p>
      <text:p text:style-name="P13"><text:span text:style-name="T10"/></text:p>
      <text:p text:style-name="P13"><text:span text:style-name="T10">#endif // NODETYPES_H</text:span></text:p>
      <text:p text:style-name="P4"/>
      <text:p text:style-name="P6">Файл со структурами узлов</text:p>
      <text:p text:style-name="P10"><text:span text:style-name="T7">#ifndef PARSER_STRUCTS_H</text:span></text:p>
      <text:p text:style-name="P10"><text:span text:style-name="T7">#define PARSER_STRUCTS_H</text:span></text:p>
      <text:p text:style-name="P10"><text:span text:style-name="T7"/></text:p>
      <text:p text:style-name="P10"><text:span text:style-name="T7">#include "nodetypes.h"</text:span></text:p>
      <text:p text:style-name="P10"><text:span text:style-name="T7"/></text:p>
      <text:p text:style-name="P10"><text:span text:style-name="T7">struct program_struct {</text:span></text:p>
      <text:p text:style-name="P10"><text:span text:style-name="T7"><text:s text:c="4"/>int <text:s text:c="23"/>nodeId; <text:s text:c="7"/>// Identifier of the node in the syntax tree.</text:span></text:p>
      <text:p text:style-name="P10"><text:span text:style-name="T7"><text:s text:c="4"/>struct s_expr_seq_struct * s_expr_seq; <text:s text:c="3"/>// Program is an s-expression sequence.</text:span></text:p>
      <text:p text:style-name="P10"><text:soft-page-break/><text:span text:style-name="T7">};</text:span></text:p>
      <text:p text:style-name="P10"><text:span text:style-name="T7"/></text:p>
      <text:p text:style-name="P10"><text:span text:style-name="T7">struct s_expr_struct {</text:span></text:p>
      <text:p text:style-name="P10"><text:span text:style-name="T7"><text:s text:c="4"/>int <text:s text:c="19"/>nodeId; <text:s text:c="11"/>// Identifier of the node in the syntax tree.</text:span></text:p>
      <text:p text:style-name="P10"><text:span text:style-name="T7"><text:s text:c="4"/>enum s_expr_type <text:s text:c="6"/>type; <text:s text:c="13"/>// Type of the s-expression.</text:span></text:p>
      <text:p text:style-name="P10"><text:span text:style-name="T7"><text:s text:c="4"/>int <text:s text:c="19"/>integer; <text:s text:c="10"/>// S-expression may be an integer constant.</text:span></text:p>
      <text:p text:style-name="P10"><text:span text:style-name="T7"><text:s text:c="4"/>char <text:s text:c="18"/>character; <text:s text:c="8"/>// S-expression may be a character constant.</text:span></text:p>
      <text:p text:style-name="P10"><text:span text:style-name="T7"><text:s text:c="4"/>char <text:s text:c="16"/>* string; <text:s text:c="11"/>// S-expression may be a string constant.</text:span></text:p>
      <text:p text:style-name="P10"><text:span text:style-name="T7"><text:s text:c="4"/>int <text:s text:c="19"/>boolean; <text:s text:c="10"/>// S-expression may be an boolean constant.</text:span></text:p>
      <text:p text:style-name="P10"><text:span text:style-name="T7"><text:s text:c="4"/>char <text:s text:c="16"/>* id; <text:s text:c="15"/>// S-expression may be an identifier.</text:span></text:p>
      <text:p text:style-name="P10"><text:span text:style-name="T7"><text:s text:c="4"/>struct list_struct <text:s text:c="2"/>* list; <text:s text:c="13"/>// S-expression may be a list.</text:span></text:p>
      <text:p text:style-name="P10"><text:span text:style-name="T7"><text:s text:c="4"/>struct s_expr_struct * next; <text:s text:c="13"/>// Pointer to the next s_expr_struct.</text:span></text:p>
      <text:p text:style-name="P10"><text:span text:style-name="T7">};</text:span></text:p>
      <text:p text:style-name="P10"><text:span text:style-name="T7"/></text:p>
      <text:p text:style-name="P10"><text:span text:style-name="T7">struct s_expr_seq_struct {</text:span></text:p>
      <text:p text:style-name="P10"><text:span text:style-name="T7"><text:s text:c="4"/>int <text:s text:c="23"/>nodeId; <text:s text:c="7"/>// Identifier of the node in the syntax tree.</text:span></text:p>
      <text:p text:style-name="P10"><text:span text:style-name="T7"><text:s text:c="4"/>struct s_expr_struct <text:s text:c="4"/>* first; <text:s text:c="8"/>// First s-expression in the list.</text:span></text:p>
      <text:p text:style-name="P10"><text:span text:style-name="T7"><text:s text:c="4"/>struct s_expr_struct <text:s text:c="4"/>* last; <text:s text:c="9"/>// Last s-expression in the list.</text:span></text:p>
      <text:p text:style-name="P10"><text:span text:style-name="T7">};</text:span></text:p>
      <text:p text:style-name="P10"><text:span text:style-name="T7"/></text:p>
      <text:p text:style-name="P10"><text:span text:style-name="T7">struct slot_def_struct {</text:span></text:p>
      <text:p text:style-name="P10"><text:span text:style-name="T7"><text:s text:c="4"/>int <text:s text:c="23"/>nodeId; <text:s text:c="7"/>// Identifier of the node in the syntax tree.</text:span></text:p>
      <text:p text:style-name="P10"><text:span text:style-name="T7"><text:s text:c="4"/>enum slot_def_type <text:s text:c="8"/>type; <text:s text:c="9"/>// Type of the slot definition.</text:span></text:p>
      <text:p text:style-name="P10"><text:span text:style-name="T7"><text:s text:c="4"/>struct s_expr_struct <text:s text:c="4"/>* initform; <text:s text:c="5"/>// Definition of an initial value.</text:span></text:p>
      <text:p text:style-name="P10"><text:span text:style-name="T7"><text:s text:c="4"/>char <text:s text:c="20"/>* id; <text:s text:c="11"/>// Definition of a reader, writer or accessor method.</text:span></text:p>
      <text:p text:style-name="P10"><text:span text:style-name="T7"><text:s text:c="4"/>enum slot_alloc_type <text:s text:c="6"/>alloc; <text:s text:c="8"/>// Allocation type.</text:span></text:p>
      <text:p text:style-name="P10"><text:span text:style-name="T7"><text:s text:c="4"/>struct slot_def_struct <text:s text:c="2"/>* next; <text:s text:c="9"/>// Pointer to the next slot_def_struct.</text:span></text:p>
      <text:p text:style-name="P10"><text:span text:style-name="T7">};</text:span></text:p>
      <text:p text:style-name="P10"><text:span text:style-name="T7"/></text:p>
      <text:p text:style-name="P10"><text:span text:style-name="T7">struct slot_def_seq_struct {</text:span></text:p>
      <text:p text:style-name="P10"><text:span text:style-name="T7"><text:s text:c="4"/>int <text:s text:c="23"/>nodeId; <text:s text:c="7"/>// Identifier of the node in the syntax tree.</text:span></text:p>
      <text:p text:style-name="P10"><text:span text:style-name="T7"><text:s text:c="4"/>struct slot_def_struct <text:s text:c="2"/>* first; <text:s text:c="8"/>// First slot definition in the list.</text:span></text:p>
      <text:p text:style-name="P10"><text:span text:style-name="T7"><text:s text:c="4"/>struct slot_def_struct <text:s text:c="2"/>* last; <text:s text:c="9"/>// Last slot definition in the list.</text:span></text:p>
      <text:p text:style-name="P10"><text:span text:style-name="T7">};</text:span></text:p>
      <text:p text:style-name="P10"><text:span text:style-name="T7"/></text:p>
      <text:p text:style-name="P10"><text:span text:style-name="T7">struct list_struct {</text:span></text:p>
      <text:p text:style-name="P10"><text:span text:style-name="T7"><text:s text:c="4"/>int <text:s text:c="27"/>nodeId; <text:s text:c="3"/>// Identifier of the node in the syntax tree.</text:span></text:p>
      <text:p text:style-name="P10"><text:span text:style-name="T7"><text:s text:c="4"/>enum list_type <text:s text:c="16"/>type; <text:s text:c="5"/>// Type of the list.</text:span></text:p>
      <text:p text:style-name="P10"><text:span text:style-name="T7"><text:s text:c="4"/>char <text:s text:c="24"/>* id; <text:s text:c="7"/>// Id of the function to call.</text:span></text:p>
      <text:p text:style-name="P10"><text:span text:style-name="T7"><text:s text:c="4"/>struct s_expr_seq_struct <text:s text:c="4"/>* ops; <text:s text:c="6"/>// List of arguments in case of a function definition/call or slots in case of a class definition.</text:span></text:p>
      <text:p text:style-name="P10"><text:span text:style-name="T7"><text:s text:c="4"/>struct s_expr_struct <text:s text:c="8"/>* cond; <text:s text:c="5"/>// Condition in case of "IF" or "LOOP WHILE".</text:span></text:p>
      <text:p text:style-name="P10"><text:span text:style-name="T7"><text:s text:c="4"/>struct s_expr_struct <text:s text:c="8"/>* container; // Container to iterate over in case of "LOOP".</text:span></text:p>
      <text:p text:style-name="P10"><text:span text:style-name="T7"><text:s text:c="4"/>struct s_expr_struct <text:s text:c="8"/>* from; <text:s text:c="5"/>// "FROM" value in case of "LOOP".</text:span></text:p>
      <text:p text:style-name="P10"><text:span text:style-name="T7"><text:s text:c="4"/>struct s_expr_struct <text:s text:c="8"/>* to; <text:s text:c="7"/>// "TO" value in case of "LOOP".</text:span></text:p>
      <text:p text:style-name="P10"><text:span text:style-name="T7"><text:s text:c="4"/>struct s_expr_seq_struct <text:s text:c="4"/>* body; <text:s text:c="5"/>// List of s-expressions in case of "DEFUN".</text:span></text:p>
      <text:p text:style-name="P10"><text:span text:style-name="T7"><text:s text:c="4"/>struct s_expr_struct <text:s text:c="8"/>* body1; <text:s text:c="4"/>// Positive branch in case of "IF" or a body in case of "LOOP".</text:span></text:p>
      <text:p text:style-name="P10"><text:span text:style-name="T7"><text:s text:c="4"/>struct s_expr_struct <text:s text:c="8"/>* body2; <text:s text:c="4"/>// Negative branch in case of "IF".</text:span></text:p>
      <text:p text:style-name="P10"><text:span text:style-name="T7"><text:s text:c="4"/>struct slot_def_seq_struct <text:s text:c="2"/>* slotdefs; <text:s/>// Slot definitions in case of a class definition.</text:span></text:p>
      <text:p text:style-name="P10"><text:span text:style-name="T7"><text:s text:c="4"/>char <text:s text:c="24"/>* parent; <text:s text:c="3"/>// Name of the parent class in case of a class definition.</text:span></text:p>
      <text:p text:style-name="P10"><text:span text:style-name="T7">};</text:span></text:p>
      <text:p text:style-name="P10"><text:span text:style-name="T7"/></text:p>
      <text:p text:style-name="P10"><text:span text:style-name="T7">#endif</text:span></text:p>
      <text:p text:style-name="P5"/>
      <text:p text:style-name="P6"><text:span text:style-name="T8">Заголовочный ф</text:span>айл с функциями создания узлов</text:p>
      <text:p text:style-name="P11"><text:span text:style-name="T8">#ifndef PARSER_FUNCS_H</text:span></text:p>
      <text:p text:style-name="P11"><text:span text:style-name="T8">#define PARSER_FUNCS_H</text:span></text:p>
      <text:p text:style-name="P11"><text:span text:style-name="T8"/></text:p>
      <text:p text:style-name="P11"><text:span text:style-name="T8">#include &lt;malloc.h&gt;</text:span></text:p>
      <text:p text:style-name="P11"><text:span text:style-name="T8">#include &lt;string.h&gt;</text:span></text:p>
      <text:p text:style-name="P11"><text:span text:style-name="T8">#include "parser_structs.h"</text:span></text:p>
      <text:p text:style-name="P11"><text:span text:style-name="T8"/></text:p>
      <text:p text:style-name="P11"><text:span text:style-name="T8">struct program_struct * create_program(int nodeId, struct s_expr_seq_struct * s_expr_seq);</text:span></text:p>
      <text:p text:style-name="P11"><text:span text:style-name="T8"/></text:p>
      <text:p text:style-name="P11"><text:span text:style-name="T8">struct s_expr_struct * create_s_expr(int nodeId, enum s_expr_type type, int integer,</text:span></text:p>
      <text:p text:style-name="P11"><text:span text:style-name="T8"><text:s text:c="72"/>char character,</text:span></text:p>
      <text:p text:style-name="P11"><text:span text:style-name="T8"><text:s text:c="72"/>char * string,</text:span></text:p>
      <text:p text:style-name="P11"><text:span text:style-name="T8"><text:s text:c="72"/>int boolean,</text:span></text:p>
      <text:p text:style-name="P11"><text:span text:style-name="T8"><text:s text:c="72"/>char * id,</text:span></text:p>
      <text:p text:style-name="P11"><text:span text:style-name="T8"><text:s text:c="72"/>struct list_struct * list);</text:span></text:p>
      <text:p text:style-name="P11"><text:span text:style-name="T8"/></text:p>
      <text:p text:style-name="P11"><text:span text:style-name="T8">struct s_expr_seq_struct * create_s_expr_seq(int nodeId, struct s_expr_struct * first);</text:span></text:p>
      <text:p text:style-name="P11"><text:span text:style-name="T8"/></text:p>
      <text:p text:style-name="P11"><text:span text:style-name="T8">struct s_expr_seq_struct * add_to_s_expr_seq(struct s_expr_seq_struct * seq, struct s_expr_struct * expr);</text:span></text:p>
      <text:p text:style-name="P11"><text:span text:style-name="T8"/></text:p>
      <text:p text:style-name="P11"><text:span text:style-name="T8">struct slot_def_struct * create_slot_def(int nodeId, enum slot_def_type type,</text:span></text:p>
      <text:p text:style-name="P11"><text:span text:style-name="T8"><text:s text:c="53"/>struct s_expr_struct * initform,</text:span></text:p>
      <text:p text:style-name="P11"><text:span text:style-name="T8"><text:s text:c="53"/>char * id,</text:span></text:p>
      <text:p text:style-name="P11"><text:span text:style-name="T8"><text:s text:c="53"/>enum slot_alloc_type alloc);</text:span></text:p>
      <text:p text:style-name="P11"><text:span text:style-name="T8"/></text:p>
      <text:p text:style-name="P11"><text:span text:style-name="T8">struct slot_def_seq_struct * create_slot_def_seq(int nodeId, struct slot_def_struct * first);</text:span></text:p>
      <text:p text:style-name="P11"><text:span text:style-name="T8"/></text:p>
      <text:p text:style-name="P11"><text:span text:style-name="T8">struct slot_def_seq_struct * add_to_slot_def_seq(struct slot_def_seq_struct * seq, struct slot_def_struct * def);</text:span></text:p>
      <text:p text:style-name="P11"><text:span text:style-name="T8"/></text:p>
      <text:p text:style-name="P11"><text:span text:style-name="T8">struct list_struct * create_list(int nodeId, enum list_type type, char * id, struct s_expr_seq_struct * ops,</text:span></text:p>
      <text:p text:style-name="P11"><text:span text:style-name="T8"><text:s text:c="77"/>struct s_expr_struct * cond,</text:span></text:p>
      <text:p text:style-name="P11"><text:span text:style-name="T8"><text:s text:c="77"/>struct s_expr_struct * container,</text:span></text:p>
      <text:p text:style-name="P11"><text:span text:style-name="T8"><text:s text:c="77"/>struct s_expr_struct * from,</text:span></text:p>
      <text:p text:style-name="P11"><text:span text:style-name="T8"><text:s text:c="77"/>struct s_expr_struct * to,</text:span></text:p>
      <text:p text:style-name="P11"><text:span text:style-name="T8"><text:s text:c="77"/>struct s_expr_seq_struct * body,</text:span></text:p>
      <text:p text:style-name="P11"><text:span text:style-name="T8"><text:s text:c="77"/>struct s_expr_struct * body1,</text:span></text:p>
      <text:p text:style-name="P11"><text:span text:style-name="T8"><text:s text:c="77"/>struct s_expr_struct * body2,</text:span></text:p>
      <text:p text:style-name="P11"><text:span text:style-name="T8"><text:s text:c="77"/>struct slot_def_seq_struct * slotdefs,</text:span></text:p>
      <text:p text:style-name="P11"><text:span text:style-name="T8"><text:s text:c="77"/>char * parent);</text:span></text:p>
      <text:p text:style-name="P11"><text:span text:style-name="T8"/></text:p>
      <text:p text:style-name="P11"><text:span text:style-name="T8">void free_program(struct program_struct * program);</text:span></text:p>
      <text:p text:style-name="P11"><text:span text:style-name="T8">void free_s_expr(struct s_expr_struct * s_expr);</text:span></text:p>
      <text:p text:style-name="P11"><text:span text:style-name="T8">void free_s_expr_seq(struct s_expr_seq_struct * s_expr_seq);</text:span></text:p>
      <text:p text:style-name="P11"><text:span text:style-name="T8">void free_slot_def(struct slot_def_struct * slot_def);</text:span></text:p>
      <text:p text:style-name="P11"><text:span text:style-name="T8">void free_slot_def_seq(struct slot_def_seq_struct * slot_def_seq);</text:span></text:p>
      <text:p text:style-name="P11"><text:span text:style-name="T8">void free_list(struct list_struct * list);</text:span></text:p>
      <text:p text:style-name="P11"><text:span text:style-name="T8"/></text:p>
      <text:p text:style-name="P11"><text:span text:style-name="T8">#endif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8T09:50:13.25</meta:creation-date>
    <dc:date>2012-11-09T22:39:54</dc:date>
    <meta:editing-duration>PT13M19S</meta:editing-duration>
    <meta:editing-cycles>17</meta:editing-cycles>
    <meta:generator>LibreOffice/3.6$Linux_X86_64 LibreOffice_project/360m1$Build-2</meta:generator>
    <meta:document-statistic meta:table-count="1" meta:image-count="0" meta:object-count="0" meta:page-count="3" meta:paragraph-count="246" meta:word-count="1422" meta:character-count="13963" meta:non-whitespace-character-count="9148"/>
  </office:meta>
</office:document-meta>
</file>